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799c"/>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5799c" officeooo:paragraph-rsid="0005799c" style:font-style-asian="italic" style:font-style-complex="italic"/>
    </style:style>
    <style:style style:name="P6"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text-properties style:text-line-through-style="none" style:text-line-through-type="none" fo:font-style="italic" style:text-underline-style="solid" style:text-underline-width="auto" style:text-underline-color="font-color" style:font-style-asian="italic" style:font-style-complex="italic"/>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officeooo:paragraph-rsid="0007282c"/>
    </style:style>
    <style:style style:name="P12" style:family="paragraph" style:parent-style-name="Standard">
      <style:text-properties fo:font-style="normal" style:text-underline-style="solid" style:text-underline-width="auto" style:text-underline-color="font-color" style:font-style-asian="normal" style:font-style-complex="normal"/>
    </style:style>
    <style:style style:name="T1" style:family="text">
      <style:text-properties officeooo:rsid="0005799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weight="bold"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officeooo:rsid="000728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eneral features:</text:p>
      <text:p text:style-name="Standard"/>
      <text:p text:style-name="P2"><text:span text:style-name="T1">1. </text:span>constexpr</text:p>
      <text:p text:style-name="P1">-<text:span text:style-name="T1">&gt;</text:span>Feature added in c++ 11.</text:p>
      <text:p text:style-name="P1"/>
      <text:p text:style-name="Standard">-<text:span text:style-name="T1">&gt; </text:span>Improves performance by doing computations at compiler time rather than run time</text:p>
      <text:p text:style-name="Standard">Spend time at compile time and save at runtime</text:p>
      <text:p text:style-name="Standard"/>
      <text:p text:style-name="Standard"><text:s/>-<text:span text:style-name="T1">&gt; </text:span>Specifies that value of an object or a function can be evaluated at compile time and expression can be used in other constant expression</text:p>
      <text:p text:style-name="Standard"><text:s/></text:p>
      <text:p text:style-name="Standard"><text:s/>-<text:span text:style-name="T1">&gt; </text:span>Example:</text:p>
      <text:p text:style-name="Standard"><text:s/>constexpr int product(int x, int y) </text:p>
      <text:p text:style-name="Standard">{ </text:p>
      <text:p text:style-name="Standard"><text:s text:c="4"/>return (x * y); </text:p>
      <text:p text:style-name="Standard">} </text:p>
      <text:p text:style-name="Standard"><text:s text:c="2"/></text:p>
      <text:p text:style-name="Standard">int main() </text:p>
      <text:p text:style-name="Standard">{ </text:p>
      <text:p text:style-name="Standard"><text:s text:c="4"/>const int x = product(10, 20); </text:p>
      <text:p text:style-name="Standard"><text:s text:c="4"/>cout &lt;&lt; x; </text:p>
      <text:p text:style-name="Standard"><text:s text:c="4"/>return 0; </text:p>
      <text:p text:style-name="Standard">} </text:p>
      <text:p text:style-name="Standard"><text:s/></text:p>
      <text:p text:style-name="Standard"><text:s/>In above code, product() is evaluated at compile time.</text:p>
      <text:p text:style-name="Standard"><text:s/></text:p>
      <text:p text:style-name="P2"><text:span text:style-name="T1">2. </text:span>auto type</text:p>
      <text:p text:style-name="Standard">-<text:span text:style-name="T1">&gt; </text:span>Comes under Type inference which refers to automatic deduction of data type of of expression in programming language.</text:p>
      <text:p text:style-name="Standard"/>
      <text:p text:style-name="P1">-<text:span text:style-name="T1">&gt; </text:span>auto keyword specifies that type of variable that is being declared automatically deducted from initializer. </text:p>
      <text:p text:style-name="P1"/>
      <text:p text:style-name="P1">-<text:span text:style-name="T1">&gt; </text:span>In functions, if return type is auto then it will be evaluated by return type expression at runtime.</text:p>
      <text:p text:style-name="Standard"/>
      <text:p text:style-name="Standard">-<text:span text:style-name="T1">&gt; </text:span>Example <text:span text:style-name="T1">1</text:span>: </text:p>
      <text:p text:style-name="Standard"/>
      <text:p text:style-name="Standard">using namespace std; </text:p>
      <text:p text:style-name="Standard"><text:s text:c="2"/></text:p>
      <text:p text:style-name="Standard">int main() </text:p>
      <text:p text:style-name="Standard">{ </text:p>
      <text:p text:style-name="Standard"><text:s text:c="4"/>auto x = 4; </text:p>
      <text:p text:style-name="Standard"><text:s text:c="4"/>auto y = 3.37; </text:p>
      <text:p text:style-name="Standard"><text:s text:c="4"/>auto ptr = &amp;x; </text:p>
      <text:p text:style-name="Standard"><text:s text:c="4"/>cout &lt;&lt; typeid(x).name() &lt;&lt; endl </text:p>
      <text:p text:style-name="Standard"><text:s text:c="9"/>&lt;&lt; typeid(y).name() &lt;&lt; endl </text:p>
      <text:p text:style-name="Standard"><text:s text:c="9"/>&lt;&lt; typeid(ptr).name() &lt;&lt; endl; </text:p>
      <text:p text:style-name="Standard"><text:s text:c="2"/></text:p>
      <text:p text:style-name="Standard"><text:s text:c="4"/>return 0; </text:p>
      <text:p text:style-name="Standard">} </text:p>
      <text:p text:style-name="Standard"/>
      <text:p text:style-name="Standard"><text:soft-page-break/>-<text:span text:style-name="T1">&gt; </text:span>Here we can see x is int, y is double and ptr is pointer variable. C++ automatically determines data type of variable based on value assigned to variable.</text:p>
      <text:p text:style-name="Standard"/>
      <text:p text:style-name="Standard"/>
      <text:p text:style-name="Standard">-<text:span text:style-name="T1">&gt; </text:span>Auto can be used to avoid long initializations when creating iterators for containers.</text:p>
      <text:p text:style-name="Standard"/>
      <text:p text:style-name="Standard">-<text:span text:style-name="T1">&gt; </text:span>Example <text:span text:style-name="T1">2</text:span>:</text:p>
      <text:p text:style-name="Standard">#include &lt;bits/stdc++.h&gt; </text:p>
      <text:p text:style-name="Standard">using namespace std; </text:p>
      <text:p text:style-name="Standard"><text:s text:c="2"/></text:p>
      <text:p text:style-name="Standard">int main() </text:p>
      <text:p text:style-name="Standard">{ </text:p>
      <text:p text:style-name="Standard"><text:s text:c="4"/>// Create a set of strings </text:p>
      <text:p text:style-name="Standard"><text:s text:c="4"/>set&lt;string&gt; st; </text:p>
      <text:p text:style-name="Standard"><text:s text:c="4"/>st.insert({ "geeks", "for", "geeks", "org" }); </text:p>
      <text:p text:style-name="Standard"><text:s text:c="2"/></text:p>
      <text:p text:style-name="Standard"><text:s text:c="4"/>// 'it' evaluates to iterator to set of string </text:p>
      <text:p text:style-name="Standard"><text:s text:c="4"/>// type automatically </text:p>
      <text:p text:style-name="Standard"><text:s text:c="4"/>for (auto it = st.begin(); it != st.end(); it++) </text:p>
      <text:p text:style-name="Standard"><text:s text:c="8"/>cout &lt;&lt; *it &lt;&lt; " "; </text:p>
      <text:p text:style-name="Standard"><text:s text:c="2"/></text:p>
      <text:p text:style-name="Standard"><text:s text:c="4"/>return 0; </text:p>
      <text:p text:style-name="Standard">} </text:p>
      <text:p text:style-name="Standard"/>
      <text:p text:style-name="P2"><text:span text:style-name="T1">3. </text:span>decltype</text:p>
      <text:p text:style-name="Standard"><text:s/>-<text:span text:style-name="T1">&gt; </text:span>Inspects the declared type of an entity or type of an expression. </text:p>
      <text:p text:style-name="Standard"><text:s/></text:p>
      <text:p text:style-name="Standard"><text:s/>-<text:span text:style-name="T1">&gt; </text:span>Allows us to extract the type from variable so decltype is sort of an operator that evaluates the type of passed expression.</text:p>
      <text:p text:style-name="Standard"><text:s/></text:p>
      <text:p text:style-name="Standard"><text:s/>-<text:span text:style-name="T1">&gt; </text:span>Example:</text:p>
      <text:p text:style-name="Standard"><text:s/>using namespace std; </text:p>
      <text:p text:style-name="Standard"><text:s text:c="2"/></text:p>
      <text:p text:style-name="Standard">int fun1() { return 10; } </text:p>
      <text:p text:style-name="Standard">char fun2() { return 'g'; } </text:p>
      <text:p text:style-name="Standard"><text:s text:c="2"/></text:p>
      <text:p text:style-name="Standard">int main() </text:p>
      <text:p text:style-name="Standard">{ </text:p>
      <text:p text:style-name="Standard"><text:s text:c="4"/>// Data type of x is same as return type of fun1() </text:p>
      <text:p text:style-name="Standard"><text:s text:c="4"/>// and type of y is same as return type of fun2() </text:p>
      <text:p text:style-name="Standard"><text:s text:c="4"/>decltype(fun1()) x; </text:p>
      <text:p text:style-name="Standard"><text:s text:c="4"/>decltype(fun2()) y; </text:p>
      <text:p text:style-name="Standard"><text:s text:c="2"/></text:p>
      <text:p text:style-name="Standard"><text:s text:c="4"/>cout &lt;&lt; typeid(x).name() &lt;&lt; endl; </text:p>
      <text:p text:style-name="Standard"><text:s text:c="4"/>cout &lt;&lt; typeid(y).name() &lt;&lt; endl; </text:p>
      <text:p text:style-name="Standard"><text:s text:c="2"/></text:p>
      <text:p text:style-name="Standard"><text:s text:c="4"/>return 0; </text:p>
      <text:p text:style-name="Standard">} </text:p>
      <text:p text:style-name="Standard"/>
      <text:p text:style-name="Standard">o/p: i c</text:p>
      <text:p text:style-name="Standard">We can see output is integer and character which are datatypes of fun1 and fun2 respectively</text:p>
      <text:p text:style-name="Standard"/>
      <text:p text:style-name="Standard"><text:soft-page-break/></text:p>
      <text:p text:style-name="Standard"/>
      <text:p text:style-name="P2"><text:span text:style-name="T1">4. </text:span><text:s/>range based for loops</text:p>
      <text:p text:style-name="Standard"><text:s text:c="2"/>-<text:span text:style-name="T1">&gt; </text:span>Executes for loop over a range. More readable than normal for loop.</text:p>
      <text:p text:style-name="Standard"><text:s text:c="2"/></text:p>
      <text:p text:style-name="Standard"><text:s text:c="2"/>-<text:span text:style-name="T1">&gt; </text:span>Syntax: <text:span text:style-name="T2">for (range_declaration : range_expression)</text:span></text:p>
      <text:p text:style-name="P3"><text:s text:c="14"/>loop_statement</text:p>
      <text:p text:style-name="Standard"><text:s text:c="14"/></text:p>
      <text:p text:style-name="Standard"><text:s text:c="2"/>-<text:span text:style-name="T1">&gt;</text:span> Example:for (auto i : v) </text:p>
      <text:p text:style-name="Standard"><text:s text:c="8"/>std::cout &lt;&lt; i &lt;&lt; ' '; </text:p>
      <text:p text:style-name="P1"><text:s/></text:p>
      <text:p text:style-name="P1"><text:s/>-<text:span text:style-name="T1">&gt; </text:span><text:span text:style-name="T5">Parameters: </text:span></text:p>
      <text:p text:style-name="Standard"><text:s text:c="2"/><text:span text:style-name="T2">range_declaration: </text:span>Declaration of named variable whose type is type of element of the sequence represented by range_expression, or a reference to that type.</text:p>
      <text:p text:style-name="Standard"><text:s text:c="2"/>Often uses auto specifier for automatic type deduction.</text:p>
      <text:p text:style-name="Standard"><text:s text:c="2"/></text:p>
      <text:p text:style-name="Standard"><text:s text:c="2"/><text:span text:style-name="T2">range_expression: </text:span>any expression that represents a suitable sequence or a braced init list</text:p>
      <text:p text:style-name="Standard"><text:s text:c="4"/></text:p>
      <text:p text:style-name="Standard"><text:s text:c="2"/><text:span text:style-name="T2"><text:s text:c="2"/>loop_statement : </text:span>any statement, typically a compound statement, which</text:p>
      <text:p text:style-name="Standard">is the body of the loop.</text:p>
      <text:p text:style-name="Standard"/>
      <text:p text:style-name="Standard"/>
      <text:p text:style-name="Standard">-<text:span text:style-name="T1">&gt; </text:span>Example:</text:p>
      <text:p text:style-name="Standard"><text:s text:c="2"/>int main() <text:s/></text:p>
      <text:p text:style-name="Standard">{ </text:p>
      <text:p text:style-name="Standard"><text:s text:c="4"/>// Iterating over whole array </text:p>
      <text:p text:style-name="Standard"><text:s text:c="4"/>std::vector&lt;int&gt; v = {0, 1, 2, 3, 4, 5}; </text:p>
      <text:p text:style-name="Standard"><text:s text:c="4"/>for (auto i : v) </text:p>
      <text:p text:style-name="Standard"><text:s text:c="8"/>std::cout &lt;&lt; i &lt;&lt; ' '; </text:p>
      <text:p text:style-name="Standard"><text:s text:c="6"/></text:p>
      <text:p text:style-name="Standard"><text:s text:c="4"/>std::cout &lt;&lt; '\n'; </text:p>
      <text:p text:style-name="Standard"><text:s text:c="6"/></text:p>
      <text:p text:style-name="Standard"><text:s text:c="4"/>// the initializer may be a braced-init-list </text:p>
      <text:p text:style-name="Standard"><text:s text:c="4"/>for (int n : {0, 1, 2, 3, 4, 5}) </text:p>
      <text:p text:style-name="Standard"><text:s text:c="8"/>std::cout &lt;&lt; n &lt;&lt; ' '; </text:p>
      <text:p text:style-name="Standard"><text:s text:c="6"/></text:p>
      <text:p text:style-name="Standard"><text:s text:c="4"/>std::cout &lt;&lt; '\n'; </text:p>
      <text:p text:style-name="Standard"><text:s text:c="3"/></text:p>
      <text:p text:style-name="Standard"><text:s text:c="4"/>// Iterating over array </text:p>
      <text:p text:style-name="Standard"><text:s text:c="4"/>int a[] = {0, 1, 2, 3, 4, 5}; <text:s text:c="5"/></text:p>
      <text:p text:style-name="Standard"><text:s text:c="4"/>for (int n : a) </text:p>
      <text:p text:style-name="Standard"><text:s text:c="8"/>std::cout &lt;&lt; n &lt;&lt; ' '; </text:p>
      <text:p text:style-name="Standard"><text:s text:c="6"/></text:p>
      <text:p text:style-name="Standard"><text:s text:c="4"/>std::cout &lt;&lt; '\n'; </text:p>
      <text:p text:style-name="Standard"><text:s text:c="6"/></text:p>
      <text:p text:style-name="Standard"><text:s text:c="4"/>// Just running a loop for every array </text:p>
      <text:p text:style-name="Standard"><text:s text:c="4"/>// element </text:p>
      <text:p text:style-name="Standard"><text:s text:c="4"/>for (int n : a) <text:s text:c="2"/></text:p>
      <text:p text:style-name="Standard"><text:s text:c="8"/>std::cout &lt;&lt; "In loop" &lt;&lt; ' '; </text:p>
      <text:p text:style-name="Standard"><text:s text:c="6"/></text:p>
      <text:p text:style-name="Standard"><text:s text:c="4"/>std::cout &lt;&lt; '\n'; </text:p>
      <text:p text:style-name="Standard"><text:s text:c="6"/></text:p>
      <text:p text:style-name="Standard"><text:soft-page-break/><text:s text:c="4"/>// Printing string characters </text:p>
      <text:p text:style-name="Standard"><text:s text:c="4"/>std::string str = "Geeks"; </text:p>
      <text:p text:style-name="Standard"><text:s text:c="4"/>for (char c : str) <text:s/></text:p>
      <text:p text:style-name="Standard"><text:s text:c="8"/>std::cout &lt;&lt; c &lt;&lt; ' '; </text:p>
      <text:p text:style-name="Standard"><text:s text:c="10"/></text:p>
      <text:p text:style-name="Standard"><text:s text:c="4"/>std::cout &lt;&lt; '\n'; </text:p>
      <text:p text:style-name="Standard"><text:s text:c="2"/></text:p>
      <text:p text:style-name="Standard"><text:s text:c="4"/>// Printing keys and values of a map </text:p>
      <text:p text:style-name="Standard"><text:s text:c="4"/>std::map &lt;int, int&gt; MAP({{1, 1}, {2, 2}, {3, 3}}); </text:p>
      <text:p text:style-name="Standard"><text:s text:c="4"/>for (auto i : MAP) </text:p>
      <text:p text:style-name="Standard"><text:s text:c="8"/>std::cout &lt;&lt; '{' &lt;&lt; i.first &lt;&lt; ", " </text:p>
      <text:p text:style-name="Standard"><text:s text:c="18"/>&lt;&lt; i.second &lt;&lt; "}\n"; </text:p>
      <text:p text:style-name="Standard">} </text:p>
      <text:p text:style-name="Standard"/>
      <text:p text:style-name="Standard"/>
      <text:p text:style-name="Standard"/>
      <text:p text:style-name="Standard"/>
      <text:p text:style-name="P2"><text:span text:style-name="T1">5. </text:span>Nullptr</text:p>
      <text:p text:style-name="P2"/>
      <text:p text:style-name="Standard"><text:s/>-<text:span text:style-name="T1">&gt; </text:span>NULL is a macro whereas nullptr is a keyword</text:p>
      <text:p text:style-name="Standard"/>
      <text:p text:style-name="Standard"><text:s/>-<text:span text:style-name="T1">&gt; </text:span>NULL takes numerical value as 0 whereas nullptr takes address to be null.</text:p>
      <text:p text:style-name="Standard"/>
      <text:p text:style-name="Standard"><text:s/>-<text:span text:style-name="T1">&gt; </text:span>nullptr is prvalue of type null_ptr which is an integer literal that evaulates to zero.</text:p>
      <text:p text:style-name="Standard"><text:s/></text:p>
      <text:p text:style-name="P8"><text:s/>Issues with NULL</text:p>
      <text:p text:style-name="Standard"><text:s/></text:p>
      <text:p text:style-name="P7"><text:s/><text:span text:style-name="T2">Implicit Conversion:</text:span></text:p>
      <text:p text:style-name="Standard"><text:s/>char *str = NULL; // Implicit conversion from void * to char *</text:p>
      <text:p text:style-name="Standard"/>
      <text:p text:style-name="Standard">int i = NULL; <text:s text:c="4"/>// OK, but `i` is not pointer type</text:p>
      <text:p text:style-name="Standard">int i=nullptr //error</text:p>
      <text:p text:style-name="Standard">int *p = NULL //ok</text:p>
      <text:p text:style-name="Standard">inpt * p = nullptr</text:p>
      <text:p text:style-name="Standard"/>
      <text:p text:style-name="P4">Function calling ambiguity</text:p>
      <text:p text:style-name="Standard">void func(int) {}</text:p>
      <text:p text:style-name="Standard"/>
      <text:p text:style-name="Standard">void func(int*){}</text:p>
      <text:p text:style-name="Standard"/>
      <text:p text:style-name="Standard">void func(bool){}</text:p>
      <text:p text:style-name="Standard"/>
      <text:p text:style-name="Standard">func(NULL); <text:s text:c="4"/>// Which one to call?</text:p>
      <text:p text:style-name="Standard"/>
      <text:p text:style-name="Standard">Compilers produces errors.</text:p>
      <text:p text:style-name="Standard"/>
      <text:p text:style-name="Standard">We can understand nullptr with following example:</text:p>
      <text:p text:style-name="Standard">void func(int x); //1</text:p>
      <text:p text:style-name="Standard">void func(int *x); <text:s/>//2</text:p>
      <text:p text:style-name="Standard"><text:s/>main()</text:p>
      <text:p text:style-name="Standard"><text:s/>{</text:p>
      <text:p text:style-name="Standard"><text:s/>func(NULL)// calls func 1 because NULL is integer, which is wrong.</text:p>
      <text:p text:style-name="Standard"><text:soft-page-break/><text:s/>}</text:p>
      <text:p text:style-name="P5">Solution to above problem:</text:p>
      <text:p text:style-name="Standard"><text:s/>-<text:span text:style-name="T1">&gt; </text:span>To avoid this problem we can use nullptr to avoid ambiguity between 2 functions.</text:p>
      <text:p text:style-name="Standard"/>
      <text:p text:style-name="Standard">-<text:span text:style-name="T1">&gt; </text:span>func(nullptr) // calls func 2 because nullptr is not an integer and converts implicity to any pointer type</text:p>
      <text:p text:style-name="Standard"/>
      <text:p text:style-name="Standard">-<text:span text:style-name="T1">&gt; </text:span>Avoids ambiguity between function overloads</text:p>
      <text:p text:style-name="Standard">more secure, initutive and expressive code, eg: if(ptr==nullptr) instead of if(ptr==0)</text:p>
      <text:p text:style-name="Standard"/>
      <text:p text:style-name="Standard"/>
      <text:p text:style-name="P2"><text:span text:style-name="T1">6. </text:span>Scoped/Strongly typed enums</text:p>
      <text:p text:style-name="Standard"/>
      <text:p text:style-name="Standard">-<text:span text:style-name="T1">&gt; </text:span>Some of the drawbacks of enums are: </text:p>
      <text:p text:style-name="Standard"><text:s text:c="3"/>enums implicitly convert to int</text:p>
      <text:p text:style-name="Standard"><text:s text:c="4"/>type of enums can not be specified</text:p>
      <text:p text:style-name="Standard"><text:s text:c="4"/>it is not possible to declare variable name which was defined already in enum</text:p>
      <text:p text:style-name="Standard"/>
      <text:p text:style-name="Standard">example: enum Color{red=0, green=2, blue}</text:p>
      <text:p text:style-name="Standard"/>
      <text:p text:style-name="Standard">int red = 5 //Error</text:p>
      <text:p text:style-name="Standard"/>
      <text:p text:style-name="Standard">-<text:span text:style-name="T1">&gt; </text:span>We can see if red is declared as int variable it throws an error because red is already used in enum. But type of red is enum in one case and int in other case. </text:p>
      <text:p text:style-name="Standard"/>
      <text:p text:style-name="P9">To avoid this problem we use strongly typed enums</text:p>
      <text:p text:style-name="Standard"/>
      <text:p text:style-name="Standard">-<text:span text:style-name="T1">&gt; </text:span>Some rules of strongly typed enums are:</text:p>
      <text:p text:style-name="Standard"><text:s text:c="7"/>Enums can be accessed only in the scope of enumeration</text:p>
      <text:p text:style-name="Standard"><text:s text:c="7"/>Enums dont implicitly convert to int</text:p>
      <text:p text:style-name="Standard"><text:s text:c="7"/>Type of enums is by default int. Therefore you can forward enumeration</text:p>
      <text:p text:style-name="Standard"/>
      <text:p text:style-name="Standard"/>
      <text:p text:style-name="Standard">-<text:span text:style-name="T1">&gt; </text:span><text:span text:style-name="T4">Syntax of classical enums:</text:span></text:p>
      <text:p text:style-name="Standard">enum Color;</text:p>
      <text:p text:style-name="Standard"/>
      <text:p text:style-name="Standard">-<text:span text:style-name="T1">&gt; </text:span>S<text:span text:style-name="T4">yntax of strongly typed enums:</text:span></text:p>
      <text:p text:style-name="Standard">enum class|struct Color;</text:p>
      <text:p text:style-name="Standard"/>
      <text:p text:style-name="Standard">enum struct NewEnum{</text:p>
      <text:p text:style-name="Standard"><text:s text:c="2"/>one= 1,</text:p>
      <text:p text:style-name="Standard"><text:s text:c="2"/>ten=10,</text:p>
      <text:p text:style-name="Standard"><text:s text:c="2"/>hundred=100,</text:p>
      <text:p text:style-name="Standard"><text:s text:c="2"/>thousand= 1000</text:p>
      <text:p text:style-name="Standard">};</text:p>
      <text:p text:style-name="Standard"/>
      <text:p text:style-name="Standard"/>
      <text:p text:style-name="Standard">Example: To use enum as int, we need to explicitly convert it with static_cast</text:p>
      <text:p text:style-name="Standard"/>
      <text:p text:style-name="Standard">#include &lt;iostream&gt;</text:p>
      <text:p text:style-name="Standard"/>
      <text:p text:style-name="Standard">enum OldEnum{</text:p>
      <text:p text:style-name="Standard"><text:soft-page-break/><text:s text:c="2"/>one= 1,</text:p>
      <text:p text:style-name="Standard"><text:s text:c="2"/>ten=10,</text:p>
      <text:p text:style-name="Standard"><text:s text:c="2"/>hundred=100,</text:p>
      <text:p text:style-name="Standard"><text:s text:c="2"/>thousand= 1000</text:p>
      <text:p text:style-name="Standard">};</text:p>
      <text:p text:style-name="Standard"/>
      <text:p text:style-name="Standard">enum struct NewEnum{</text:p>
      <text:p text:style-name="Standard"><text:s text:c="2"/>one= 1,</text:p>
      <text:p text:style-name="Standard"><text:s text:c="2"/>ten=10,</text:p>
      <text:p text:style-name="Standard"><text:s text:c="2"/>hundred=100,</text:p>
      <text:p text:style-name="Standard"><text:s text:c="2"/>thousand= 1000</text:p>
      <text:p text:style-name="Standard">};</text:p>
      <text:p text:style-name="Standard"/>
      <text:p text:style-name="Standard">int main(){</text:p>
      <text:p text:style-name="Standard"><text:tab/></text:p>
      <text:p text:style-name="Standard"><text:s text:c="2"/>std::cout &lt;&lt; std::endl;</text:p>
      <text:p text:style-name="Standard"/>
      <text:p text:style-name="Standard"><text:s text:c="2"/>std::cout &lt;&lt; "C++11= " &lt;&lt; 2*thousand + 0*hundred + 1*ten + 1*one &lt;&lt; std::endl;</text:p>
      <text:p text:style-name="Standard"><text:s text:c="2"/>std::cout &lt;&lt; "C++11= " &lt;&lt; 2*static_cast&lt;int&gt;(NewEnum::thousand) + </text:p>
      <text:p text:style-name="Standard"><text:s text:c="28"/>0*static_cast&lt;int&gt;(NewEnum::hundred) + </text:p>
      <text:p text:style-name="Standard"><text:s text:c="28"/>1*static_cast&lt;int&gt;(NewEnum::ten) + </text:p>
      <text:p text:style-name="Standard"><text:tab/> <text:s text:c="19"/>1*static_cast&lt;int&gt;(NewEnum::one) &lt;&lt; std::endl;</text:p>
      <text:p text:style-name="Standard"/>
      <text:p text:style-name="Standard">}</text:p>
      <text:p text:style-name="Standard"/>
      <text:p text:style-name="P10">Output: c++11 = 2011</text:p>
      <text:p text:style-name="P10"><text:s text:c="8"/>c++11 = 2011</text:p>
      <text:p text:style-name="P10">In order to calculate or output the enumerators, you have to convert them into integral types.</text:p>
      <text:p text:style-name="P10"/>
      <text:p text:style-name="Standard"/>
      <text:p text:style-name="Standard"/>
      <text:p text:style-name="Standard"/>
      <text:p text:style-name="Standard"/>
      <text:p text:style-name="P2"><text:span text:style-name="T1">7. </text:span>static_assert</text:p>
      <text:p text:style-name="Standard"/>
      <text:p text:style-name="Standard">-<text:span text:style-name="T1">&gt; </text:span>Way to check if a condition is true when the code is compiled</text:p>
      <text:p text:style-name="Standard">If it isnt compiled, then compiler should issue error message and then stop compiling process.</text:p>
      <text:p text:style-name="Standard"/>
      <text:p text:style-name="P1">-<text:span text:style-name="T1">&gt; </text:span>Prior to c++11 static assert was done using #error directive. </text:p>
      <text:p text:style-name="P1">It worked well with simple tasks but fails for complex tasks such as checking the size of data type using the sizeof operator.</text:p>
      <text:p text:style-name="Standard"/>
      <text:p text:style-name="P6">Syntax of static assert:</text:p>
      <text:p text:style-name="P3">static_assert( constant_expression, string_literal ); <text:s/></text:p>
      <text:p text:style-name="Standard">Parameters:</text:p>
      <text:p text:style-name="Standard"><text:span text:style-name="T2">constant_expression:</text:span> An integral constant expression </text:p>
      <text:p text:style-name="Standard">that can be converted to a Boolean.</text:p>
      <text:p text:style-name="Standard"/>
      <text:p text:style-name="Standard"><text:span text:style-name="T2">string_literal</text:span>: The error message that is displayed </text:p>
      <text:p text:style-name="Standard">when the constant_expression parameter is false. </text:p>
      <text:p text:style-name="Standard"/>
      <text:p text:style-name="Standard"/>
      <text:p text:style-name="Standard"><text:soft-page-break/>Example:</text:p>
      <text:p text:style-name="Standard">#include &lt;iostream&gt; </text:p>
      <text:p text:style-name="Standard">using namespace std; </text:p>
      <text:p text:style-name="Standard"><text:s text:c="2"/></text:p>
      <text:p text:style-name="Standard">template &lt;class T, int Size&gt; </text:p>
      <text:p text:style-name="Standard">class Vector { </text:p>
      <text:p text:style-name="Standard"><text:s text:c="4"/>// Compile time assertion to check if </text:p>
      <text:p text:style-name="Standard"><text:s text:c="4"/>// the size of the vector is greater than </text:p>
      <text:p text:style-name="Standard"><text:s text:c="4"/>// 3 or not. If any vector is declared whose </text:p>
      <text:p text:style-name="Standard"><text:s text:c="4"/>// size is less than 4, the assertion will fail </text:p>
      <text:p text:style-name="Standard"><text:s text:c="4"/>static_assert(Size &gt; 3, "Vector size is too small!"); </text:p>
      <text:p text:style-name="Standard"><text:s text:c="2"/></text:p>
      <text:p text:style-name="Standard"><text:s text:c="4"/>T m_values[Size]; </text:p>
      <text:p text:style-name="Standard">}; </text:p>
      <text:p text:style-name="Standard"><text:s text:c="2"/></text:p>
      <text:p text:style-name="Standard">int main() </text:p>
      <text:p text:style-name="Standard">{ </text:p>
      <text:p text:style-name="Standard"><text:s text:c="4"/>Vector&lt;int, 4&gt; four; // This will work </text:p>
      <text:p text:style-name="Standard"><text:s text:c="4"/>Vector&lt;short, 2&gt; two; // This will fail </text:p>
      <text:p text:style-name="Standard"><text:s text:c="2"/></text:p>
      <text:p text:style-name="Standard"><text:s text:c="4"/>return 0; </text:p>
      <text:p text:style-name="Standard">} </text:p>
      <text:p text:style-name="Standard"/>
      <text:p text:style-name="P10">-<text:span text:style-name="T1">&gt; </text:span>Here if vector size goes below three, compiler will throw error saying static assertion has failed.</text:p>
      <text:p text:style-name="Standard"/>
      <text:p text:style-name="Standard"/>
      <text:p text:style-name="Standard">-<text:span text:style-name="T1">&gt; </text:span>static_assert can be used in namespace scope, class scope as well as block scopes. Some examples are given below:</text:p>
      <text:p text:style-name="Standard"/>
      <text:p text:style-name="Standard"><text:s/><text:span text:style-name="T3">Namespace Scope:</text:span></text:p>
      <text:p text:style-name="Standard"/>
      <text:p text:style-name="Standard">// CPP program to illustrate </text:p>
      <text:p text:style-name="Standard">// declaring static_assert in namespace scope </text:p>
      <text:p text:style-name="Standard">#include &lt;iostream&gt; </text:p>
      <text:p text:style-name="Standard">static_assert(sizeof(void*) == 8, <text:s/></text:p>
      <text:p text:style-name="Standard">"DTAMDL(*LLP64) is not allowed for this module."); </text:p>
      <text:p text:style-name="Standard">int main() </text:p>
      <text:p text:style-name="Standard">{ </text:p>
      <text:p text:style-name="Standard"><text:s text:c="4"/>cout &lt;&lt; "Assertion passed. <text:s/></text:p>
      <text:p text:style-name="Standard"><text:s text:c="4"/>The program didn't produce an error"; </text:p>
      <text:p text:style-name="Standard"><text:s text:c="4"/>return 0; </text:p>
      <text:p text:style-name="Standard">} </text:p>
      <text:p text:style-name="Standard"><text:s/>Output: Assertion passed. Program didnt produce error</text:p>
      <text:p text:style-name="Standard"><text:s/></text:p>
      <text:p text:style-name="Standard"><text:s/><text:span text:style-name="T3">Class Scope:</text:span></text:p>
      <text:p text:style-name="Standard"/>
      <text:p text:style-name="Standard">#include &lt;iostream&gt; </text:p>
      <text:p text:style-name="Standard">using namespace std; </text:p>
      <text:p text:style-name="Standard"><text:s text:c="2"/></text:p>
      <text:p text:style-name="Standard">template &lt;class T, int Size&gt; </text:p>
      <text:p text:style-name="Standard">class Vector { </text:p>
      <text:p text:style-name="Standard"><text:soft-page-break/><text:s text:c="4"/>// Compile time assertion to check if </text:p>
      <text:p text:style-name="Standard"><text:s text:c="4"/>// the size of the vector is greater than </text:p>
      <text:p text:style-name="Standard"><text:s text:c="4"/>// 3 or not. If any vector is declared whose </text:p>
      <text:p text:style-name="Standard"><text:s text:c="4"/>// size is less than 4, the assertion will fail </text:p>
      <text:p text:style-name="Standard"><text:s text:c="4"/>static_assert(Size &gt; 3, "Vector size is too small!"); </text:p>
      <text:p text:style-name="Standard"><text:s text:c="2"/></text:p>
      <text:p text:style-name="Standard"><text:s text:c="4"/>T m_values[Size]; </text:p>
      <text:p text:style-name="Standard">}; </text:p>
      <text:p text:style-name="Standard"><text:s text:c="2"/></text:p>
      <text:p text:style-name="Standard">int main() </text:p>
      <text:p text:style-name="Standard">{ </text:p>
      <text:p text:style-name="Standard"><text:s text:c="4"/>Vector&lt;int, 4&gt; four; // This will work </text:p>
      <text:p text:style-name="Standard"><text:s text:c="4"/>Vector&lt;short, 2&gt; two; // This will fail </text:p>
      <text:p text:style-name="Standard"><text:s text:c="2"/></text:p>
      <text:p text:style-name="Standard"><text:s text:c="4"/>return 0; </text:p>
      <text:p text:style-name="Standard">} </text:p>
      <text:p text:style-name="Standard"/>
      <text:p text:style-name="Standard">Output: </text:p>
      <text:p text:style-name="Standard">error: static assertion failed: Vector size is too small!</text:p>
      <text:p text:style-name="Standard"><text:s/></text:p>
      <text:p text:style-name="P4">Block Scope:</text:p>
      <text:p text:style-name="Standard"/>
      <text:p text:style-name="Standard">// CPP program to illustrate </text:p>
      <text:p text:style-name="Standard">// declaring static_assert in block scope </text:p>
      <text:p text:style-name="Standard">template &lt;typename T, int N&gt; </text:p>
      <text:p text:style-name="Standard">void f() </text:p>
      <text:p text:style-name="Standard">{ </text:p>
      <text:p text:style-name="Standard"><text:s text:c="4"/>static_assert(N &gt;= 0, "length of array a is negative."); </text:p>
      <text:p text:style-name="Standard"><text:s text:c="4"/>T a[N]; </text:p>
      <text:p text:style-name="Standard">} </text:p>
      <text:p text:style-name="Standard">int main() </text:p>
      <text:p text:style-name="Standard">{ </text:p>
      <text:p text:style-name="Standard"><text:s text:c="4"/>// assertion fails here </text:p>
      <text:p text:style-name="Standard"><text:s text:c="4"/>// because the length of the array passed </text:p>
      <text:p text:style-name="Standard"><text:s text:c="4"/>// is below 0 </text:p>
      <text:p text:style-name="Standard"><text:s text:c="4"/>f&lt;int, -1&gt;(); </text:p>
      <text:p text:style-name="Standard"><text:s text:c="4"/>return 0; </text:p>
      <text:p text:style-name="Standard">} </text:p>
      <text:p text:style-name="Standard"/>
      <text:p text:style-name="P10">Output: error: static assertion failed: length of array a is negative.</text:p>
      <text:p text:style-name="Standard"/>
      <text:p text:style-name="Standard"/>
      <text:p text:style-name="P4">Erroneous static_assert</text:p>
      <text:p text:style-name="Standard">Here constant expression is passed in static_assertion needs to be valid expression.</text:p>
      <text:p text:style-name="Standard"/>
      <text:p text:style-name="Standard">Example:</text:p>
      <text:p text:style-name="Standard">int main() </text:p>
      <text:p text:style-name="Standard">{ </text:p>
      <text:p text:style-name="Standard"><text:s text:c="4"/>static_assert(1 / 0, "never shows up!"); </text:p>
      <text:p text:style-name="Standard"><text:s text:c="4"/>return 0; </text:p>
      <text:p text:style-name="Standard">} </text:p>
      <text:p text:style-name="Standard"/>
      <text:p text:style-name="Standard"><text:soft-page-break/>Output: Error non-constant condition for static assertion</text:p>
      <text:p text:style-name="Standard"><text:s text:c="2"/>static_assert(1 / 0, "never shows up!");</text:p>
      <text:p text:style-name="Standard"><text:s text:c="2"/></text:p>
      <text:p text:style-name="Standard"><text:s text:c="2"/>Here we pass 1/0, which is not valid constanr expression.</text:p>
      <text:p text:style-name="Standard"/>
      <text:p text:style-name="Standard"/>
      <text:p text:style-name="Standard"/>
      <text:p text:style-name="Standard"/>
      <text:p text:style-name="Standard"/>
      <text:p text:style-name="P2"><text:span text:style-name="T6">8.</text:span> strict initializers with {}</text:p>
      <text:p text:style-name="Standard"/>
      <text:p text:style-name="Standard">int x(10);//ok</text:p>
      <text:p text:style-name="Standard">float y(2.3f);//ok</text:p>
      <text:p text:style-name="Standard">int z(2.3f); //conversion</text:p>
      <text:p text:style-name="Standard">int w{2.3f};//error</text:p>
      <text:p text:style-name="Standard">int b{20};//ok</text:p>
      <text:p text:style-name="Standard"/>
      <text:p text:style-name="Standard">Sample s1(10,20);</text:p>
      <text:p text:style-name="Standard">//Sample::Sample(int,int);</text:p>
      <text:p text:style-name="Standard">Sample s2(2.3,5.6}; <text:s/>//conversion</text:p>
      <text:p text:style-name="Standard">Sample s3{2.3,5.6}; <text:s/>//error</text:p>
      <text:p text:style-name="Standard">Sample s4{12,18}; <text:s text:c="3"/>//ok</text:p>
      <text:p text:style-name="Standard"/>
      <text:p text:style-name="P2"><text:span text:style-name="T6">9. </text:span><text:s/>using keyword for alisaing</text:p>
      <text:p text:style-name="Standard"/>
      <text:p text:style-name="P11">-<text:span text:style-name="T6">&gt;</text:span>Alias declaration can be used to declare a name to use as a synonym for a previously declared type.</text:p>
      <text:p text:style-name="P11"><text:s/></text:p>
      <text:p text:style-name="Standard">-<text:span text:style-name="T6">&gt; </text:span>This mechanism can also be used to create an alias template which can be used particularly useful for custom allocators</text:p>
      <text:p text:style-name="Standard"/>
      <text:p text:style-name="P12">Syntax:</text:p>
      <text:p text:style-name="P3">using identifier = type;</text:p>
      <text:p text:style-name="Standard"/>
      <text:p text:style-name="Standard">Remarks: identifier</text:p>
      <text:p text:style-name="Standard">The name of the alias.</text:p>
      <text:p text:style-name="Standard"/>
      <text:p text:style-name="Standard">type</text:p>
      <text:p text:style-name="Standard">The type identifier you are creating an alias for.</text:p>
      <text:p text:style-name="Standard"/>
      <text:p text:style-name="Standard">-<text:span text:style-name="T6">&gt; </text:span>Example 1: </text:p>
      <text:p text:style-name="Standard"/>
      <text:p text:style-name="Standard">// C++11</text:p>
      <text:p text:style-name="Standard">using counter = long;</text:p>
      <text:p text:style-name="Standard"/>
      <text:p text:style-name="Standard">// C++03 equivalent:</text:p>
      <text:p text:style-name="Standard">// typedef long counter;</text:p>
      <text:p text:style-name="Standard"/>
      <text:p text:style-name="Standard">Example 2:</text:p>
      <text:p text:style-name="Standard"/>
      <text:p text:style-name="Standard">// C++11</text:p>
      <text:p text:style-name="Standard">using fmtfl = std::ios_base::fmtflags;</text:p>
      <text:p text:style-name="Standard"><text:soft-page-break/></text:p>
      <text:p text:style-name="Standard">// C++03 equivalent:</text:p>
      <text:p text:style-name="Standard">// typedef std::ios_base::fmtflags fmtfl;</text:p>
      <text:p text:style-name="Standard"/>
      <text:p text:style-name="Standard">fmtfl fl_orig = std::cout.flags();</text:p>
      <text:p text:style-name="Standard">fmtfl fl_hex = (fl_orig &amp; ~std::cout.basefield) | std::cout.showbase | std::cout.hex;</text:p>
      <text:p text:style-name="Standard">// ...</text:p>
      <text:p text:style-name="Standard">std::cout.flags(fl_hex);</text:p>
      <text:p text:style-name="Standard"/>
      <text:p text:style-name="Standard">-<text:span text:style-name="T6">&gt; </text:span>Here instead of doing std::ios_base::fmtflags everytime, we can use fmtfl.</text:p>
      <text:p text:style-name="Standard"/>
      <text:p text:style-name="Standard">-<text:span text:style-name="T6">&gt; </text:span>Works with function pointers also.</text:p>
      <text:p text:style-name="Standard"/>
      <text:p text:style-name="Standard">-<text:span text:style-name="T6">&gt; </text:span>Limitation to typedef is it doesnt work with templates. </text:p>
      <text:p text:style-name="Standard">So use using keyword</text:p>
      <text:p text:style-name="Standard">Example 3:</text:p>
      <text:p text:style-name="Standard">template&lt;typename T&gt; using ptr = T*;</text:p>
      <text:p text:style-name="Standard"/>
      <text:p text:style-name="Standard">// the name 'ptr&lt;T&gt;' is now an alias for pointer to T</text:p>
      <text:p text:style-name="Standard">ptr&lt;int&gt; ptr_int;</text:p>
      <text:p text:style-name="Standard"/>
      <text:p text:style-name="Standard"/>
      <text:p text:style-name="P2"><text:span text:style-name="T6">10. </text:span><text:s/>user defined literals <text:span text:style-name="T6">(UDL)</text:span></text:p>
      <text:p text:style-name="Standard"/>
      <text:p text:style-name="Standard">-<text:span text:style-name="T6">&gt; </text:span>Lets understand user defined iterals with a example given below:</text:p>
      <text:p text:style-name="Standard"/>
      <text:p text:style-name="Standard"><text:s text:c="2"/>long double Weight = 2.3; //pounds? kilograms? grams?</text:p>
      <text:p text:style-name="Standard"><text:s text:c="2"/></text:p>
      <text:p text:style-name="Standard">-<text:span text:style-name="T6">&gt; </text:span>By using user defined literals we can attach units to values which makes code more readable and conversions computations can be done at compile time</text:p>
      <text:p text:style-name="Standard"/>
      <text:p text:style-name="Standard">weight = 2.3kg;</text:p>
      <text:p text:style-name="Standard">ratio = 2.3kg/1.2lb;</text:p>
      <text:p text:style-name="Standard"/>
      <text:p text:style-name="Standard">-<text:span text:style-name="T6">&gt; </text:span><text:s/>UDLs are treated as call to literal operator. Only suffix form is supported. Name of the literal operator is operator "" followed by suffix.</text:p>
      <text:p text:style-name="Standard"><text:s/></text:p>
      <text:p text:style-name="Standard">-<text:span text:style-name="T6">&gt;</text:span> Example:</text:p>
      <text:p text:style-name="Standard"><text:s/></text:p>
      <text:p text:style-name="Standard">// C++ code to demonstrate working of user defined </text:p>
      <text:p text:style-name="Standard">// literals (UDLs) </text:p>
      <text:p text:style-name="Standard">#include&lt;iostream&gt; </text:p>
      <text:p text:style-name="Standard">#include&lt;iomanip&gt; </text:p>
      <text:p text:style-name="Standard">using namespace std; </text:p>
      <text:p text:style-name="Standard"><text:s text:c="2"/></text:p>
      <text:p text:style-name="Standard">// user defined literals </text:p>
      <text:p text:style-name="Standard"><text:s text:c="2"/></text:p>
      <text:p text:style-name="Standard">// KiloGram </text:p>
      <text:p text:style-name="Standard">long double operator"" _kg( long double x ) </text:p>
      <text:p text:style-name="Standard">{ </text:p>
      <text:p text:style-name="Standard"><text:s text:c="4"/>return x*1000; </text:p>
      <text:p text:style-name="Standard">} </text:p>
      <text:p text:style-name="Standard"><text:soft-page-break/><text:s text:c="2"/></text:p>
      <text:p text:style-name="Standard">// Gram </text:p>
      <text:p text:style-name="Standard">long double operator"" _g( long double x ) </text:p>
      <text:p text:style-name="Standard">{ </text:p>
      <text:p text:style-name="Standard"><text:s text:c="4"/>return x; </text:p>
      <text:p text:style-name="Standard">} </text:p>
      <text:p text:style-name="Standard"><text:s text:c="2"/></text:p>
      <text:p text:style-name="Standard">// MiliGram </text:p>
      <text:p text:style-name="Standard">long double operator"" _mg( long double x ) </text:p>
      <text:p text:style-name="Standard">{ </text:p>
      <text:p text:style-name="Standard"><text:s text:c="4"/>return x / 1000; </text:p>
      <text:p text:style-name="Standard">} </text:p>
      <text:p text:style-name="Standard"><text:s text:c="2"/></text:p>
      <text:p text:style-name="Standard">// Driver code </text:p>
      <text:p text:style-name="Standard">int main() </text:p>
      <text:p text:style-name="Standard">{ </text:p>
      <text:p text:style-name="Standard"><text:s text:c="4"/>long double weight = 3.6_kg; </text:p>
      <text:p text:style-name="Standard"><text:s text:c="4"/>cout &lt;&lt; weight &lt;&lt; endl; </text:p>
      <text:p text:style-name="Standard"><text:s text:c="4"/>cout &lt;&lt; setprecision(8) &lt;&lt; ( weight + 2.3_mg ) &lt;&lt; endl; </text:p>
      <text:p text:style-name="Standard"><text:s text:c="4"/>cout &lt;&lt; ( 32.3_kg / 2.0_g ) &lt;&lt; endl; </text:p>
      <text:p text:style-name="Standard"><text:s text:c="4"/>cout &lt;&lt; ( 32.3_mg *2.0_g ) &lt;&lt; endl; </text:p>
      <text:p text:style-name="Standard"><text:s text:c="4"/>return 0; </text:p>
      <text:p text:style-name="Standard">} </text:p>
      <text:p text:style-name="Standard"/>
      <text:p text:style-name="Standard">Output: </text:p>
      <text:p text:style-name="Standard">3600</text:p>
      <text:p text:style-name="Standard">3600.0023</text:p>
      <text:p text:style-name="Standard">16150</text:p>
      <text:p text:style-name="Standard">0.0646</text:p>
      <text:p text:style-name="Standard"/>
      <text:p text:style-name="Standard">-<text:span text:style-name="T6">&gt; </text:span>By seeing above example we can observe that _kg,_g,_mg are defined as operators and when it is used in main function like 3.6_kg, 2.3_mg it gives required meaning and computation can be done at compile time.</text:p>
      <text:p text:style-name="Standard"/>
      <text:p text:style-name="Standard"><text:s/></text:p>
      <text:p text:style-name="Standard"><text:s text:c="3"/></text:p>
      <text:p text:style-name="P2"><text:span text:style-name="T6">11.</text:span> <text:span text:style-name="T6">B</text:span>inary literals</text:p>
      <text:p text:style-name="Standard"/>
      <text:p text:style-name="Standard">-<text:span text:style-name="T6">&gt; </text:span>Let us learn it with an example:</text:p>
      <text:p text:style-name="Standard">int i=0b0011;</text:p>
      <text:p text:style-name="Standard">int j = 0B01101001</text:p>
      <text:p text:style-name="Standard">Binary literal can be declared using b or B.</text:p>
      <text:p text:style-name="Standard"/>
      <text:p text:style-name="P2"><text:span text:style-name="T6">12.</text:span> <text:span text:style-name="T6">D</text:span>igit seperators</text:p>
      <text:p text:style-name="Standard">-<text:span text:style-name="T6">&gt; </text:span>C++14 define Simple Quotation Mark ' as a digit separator, in numbers and user-defined literals. This can make it easier for human readers to parse large numbers.</text:p>
      <text:p text:style-name="Standard"/>
      <text:p text:style-name="Standard">-<text:span text:style-name="T6">&gt; </text:span>Example:</text:p>
      <text:p text:style-name="Standard">long long decn = 1'000'000'000ll;</text:p>
      <text:p text:style-name="Standard">long long hexn = 0xFFFF'FFFFll; </text:p>
      <text:p text:style-name="Standard">long long octn = 00'23'00ll;</text:p>
      <text:p text:style-name="Standard">long long binn = 0b1010'0011ll;</text:p>
      <text:p text:style-name="Standard"><text:soft-page-break/></text:p>
      <text:p text:style-name="Standard"/>
      <text:p text:style-name="P2"><text:span text:style-name="T6">13. </text:span><text:s/>Raw string literals</text:p>
      <text:p text:style-name="P11">-<text:span text:style-name="T6">&gt; </text:span>In C++, to escape characters like “\n” we use an extra “\”. </text:p>
      <text:p text:style-name="P11"/>
      <text:p text:style-name="P11">-<text:span text:style-name="T6">&gt; </text:span>From C++ 11, we can use raw strings in which escape characters (like \n \t or \” ) are not processed. </text:p>
      <text:p text:style-name="P11"/>
      <text:p text:style-name="P11">-<text:span text:style-name="T6">&gt; </text:span>The syntax of raw string is that the literal starts with R”( and ends in )”.</text:p>
      <text:p text:style-name="Standard"/>
      <text:p text:style-name="Standard">-<text:span text:style-name="T6">&gt; </text:span>Example: </text:p>
      <text:p text:style-name="Standard">int main()</text:p>
      <text:p text:style-name="Standard"><text:s/>{ // A Normal string </text:p>
      <text:p text:style-name="Standard"><text:s/>string string1 = "Geeks.\nFor.\nGeeks.\n" ; // A Raw string string string2 = R"(Geeks.\nFor.\nGeeks.\n)"; </text:p>
      <text:p text:style-name="Standard"><text:s/>cout &lt;&lt; string1 &lt;&lt;endl;</text:p>
      <text:p text:style-name="Standard"><text:s/>cout&lt;&lt;string2 &lt;&lt;endl;</text:p>
      <text:p text:style-name="Standard"><text:s/></text:p>
      <text:p text:style-name="Standard"><text:s/>return 0;</text:p>
      <text:p text:style-name="Standard"><text:s/>}</text:p>
      <text:p text:style-name="Standard"><text:s/></text:p>
      <text:p text:style-name="P10"><text:s/>Output: </text:p>
      <text:p text:style-name="P10"><text:s/>Geeks. </text:p>
      <text:p text:style-name="P10"><text:s/>For.</text:p>
      <text:p text:style-name="P10"><text:s/>Geeks.</text:p>
      <text:p text:style-name="P10"><text:s/></text:p>
      <text:p text:style-name="P10"><text:s/>Geeks. \nFor. \nGeeks. \n</text:p>
      <text:p text:style-name="Standard"/>
      <text:p text:style-name="Standard">-<text:span text:style-name="T6">&gt; </text:span>We can observe that for string 1 it takes \n as escape characters and each word in printed in different line</text:p>
      <text:p text:style-name="Standard"/>
      <text:p text:style-name="Standard">-<text:span text:style-name="T6">&gt; </text:span>In string 2, it is taken as raw string. So \n is not taken as escape character and here \n is considered as normal charac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9T14:17:11.894508035</meta:creation-date>
    <dc:date>2020-10-19T14:31:37.144784514</dc:date>
    <meta:editing-duration>PT4M5S</meta:editing-duration>
    <meta:editing-cycles>1</meta:editing-cycles>
    <meta:document-statistic meta:table-count="0" meta:image-count="0" meta:object-count="0" meta:page-count="12" meta:paragraph-count="461" meta:word-count="2235" meta:character-count="13737" meta:non-whitespace-character-count="10865"/>
    <meta:generator>LibreOffice/6.4.6.2$Linux_X86_64 LibreOffice_project/40$Build-2</meta:generator>
  </office:meta>
</office:document-meta>
</file>